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104B6637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2563in" svg:y="0.9764in" svg:width="9.0417in" svg:height="5.1083in" draw:z-index="0"><draw:image xlink:href="Pictures/1000000000000780000004104B66373A.png" xlink:type="simple" xlink:show="embed" xlink:actuate="onLoad"/></draw:frame>CASEY SORRELLS</text:p>
      <text:p text:style-name="P1">LAB 1B</text:p>
      <text:p text:style-name="P1">ALICE IDE SCREENSH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ey Sorrells</meta:initial-creator>
    <meta:creation-date>2017-09-08T23:12:38.92</meta:creation-date>
    <meta:printed-by>Casey Sorrells</meta:printed-by>
    <meta:print-date>2017-09-08T23:15:05.48</meta:print-date>
    <meta:document-statistic meta:table-count="0" meta:image-count="1" meta:object-count="0" meta:page-count="1" meta:paragraph-count="3" meta:word-count="7" meta:character-count="40"/>
    <dc:date>2017-09-08T23:16:38.96</dc:date>
    <dc:creator>Casey Sorrells</dc:creator>
    <meta:editing-duration>PT4M1S</meta:editing-duration>
    <meta:editing-cycles>1</meta:editing-cycles>
    <meta:generator>OpenOffice/4.1.3$Win32 OpenOffice.org_project/413m1$Build-9783</meta:generator>
  </office:meta>
</office:document-meta>
</file>